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Tango_20_Blu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9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fo:min-height="0.428cm"/>
    </style:style>
    <style:style style:name="gr11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Tango_20_Red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4b1f6f" draw:fill="solid" draw:fill-color="#e6e6ff" fo:min-height="5.15cm" draw:shadow="hidden"/>
    </style:style>
    <style:style style:name="gr40" style:family="graphic" style:parent-style-name="standard">
      <style:graphic-properties draw:stroke="solid" svg:stroke-color="#333333" draw:fill="gradient" draw:fill-color="#ffffff" draw:fill-gradient-name="gray" fo:min-height="0.85cm" draw:shadow="hidden"/>
    </style:style>
    <style:style style:name="gr41" style:family="graphic" style:parent-style-name="standard">
      <style:graphic-properties draw:stroke="solid" svg:stroke-color="#7e0021" draw:fill="gradient" draw:fill-color="#ffffff" draw:fill-gradient-name="Tango_20_Yellow" fo:min-height="2.45cm" draw:shadow="hidden"/>
    </style:style>
    <style:style style:name="gr42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3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4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5" style:family="graphic" style:parent-style-name="standard">
      <style:graphic-properties draw:stroke="solid" svg:stroke-color="#c5000b" draw:fill="gradient" draw:fill-color="#ffffff" draw:fill-gradient-name="Tango_20_Red" fo:min-height="0.416cm" draw:shadow="hidden"/>
    </style:style>
    <style:style style:name="gr46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7" style:family="graphic" style:parent-style-name="standard">
      <style:graphic-properties draw:stroke="solid" svg:stroke-color="#333333" draw:fill="gradient" draw:fill-color="#ffffff" draw:fill-gradient-name="gray" fo:min-height="2.25cm" draw:shadow="hidden"/>
    </style:style>
    <style:style style:name="gr48" style:family="graphic" style:parent-style-name="standard">
      <style:graphic-properties draw:stroke="solid" svg:stroke-color="#7e0021" draw:fill="gradient" draw:fill-color="#ffffff" draw:fill-gradient-name="Tango_20_Yellow" fo:min-height="1.05cm" draw:shadow="hidden"/>
    </style:style>
    <style:style style:name="gr49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1.05cm" fo:padding-top="0.075cm" fo:padding-bottom="0.075cm" fo:padding-left="0.2cm" fo:padding-right="0.2cm" draw:shadow="hidden"/>
    </style:style>
    <style:style style:name="gr50" style:family="graphic" style:parent-style-name="standard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solid" svg:stroke-color="#333333" draw:fill="gradient" draw:fill-color="#ffffff" draw:fill-gradient-name="gray" fo:min-height="4.649cm" draw:shadow="hidden"/>
    </style:style>
    <style:style style:name="gr52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53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2" fo:min-height="1.05cm" fo:padding-top="0.075cm" fo:padding-bottom="0.075cm" fo:padding-left="0.2cm" fo:padding-right="0.2cm" draw:shadow="hidden"/>
    </style:style>
    <style:style style:name="gr5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5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35cm" fo:padding-top="0.075cm" fo:padding-bottom="0.075cm" fo:padding-left="0.2cm" fo:padding-right="0.2cm" draw:shadow="hidden"/>
    </style:style>
    <style:style style:name="gr56" style:family="graphic" style:parent-style-name="standard">
      <style:graphic-properties draw:stroke="solid" svg:stroke-color="#333333" draw:fill="gradient" draw:fill-color="#ffffff" draw:fill-gradient-name="gray" fo:min-height="3.95cm" draw:shadow="hidden"/>
    </style:style>
    <style:style style:name="gr57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58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>
        <style:tab-stops>
          <style:tab-stop style:position="0.596cm"/>
        </style:tab-stops>
      </style:paragraph-properties>
      <style:text-properties fo:font-weight="normal" style:font-weight-asian="normal" style:font-weight-complex="normal"/>
    </style:style>
    <style:style style:name="P26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11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line draw:style-name="gr9" draw:text-style-name="P1" draw:layer="layout" svg:x1="13.2cm" svg:y1="4.8cm" svg:x2="13.2cm" svg:y2="6.2cm">
          <text:p/>
        </draw:line>
        <draw:line draw:style-name="gr9" draw:text-style-name="P1" draw:layer="layout" svg:x1="12.1cm" svg:y1="7.2cm" svg:x2="12.1cm" svg:y2="9.7cm">
          <text:p/>
        </draw:line>
        <draw:line draw:style-name="gr9" draw:text-style-name="P1" draw:layer="layout" svg:x1="14.1cm" svg:y1="7.1cm" svg:x2="14.1cm" svg:y2="10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3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4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9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4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7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5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g>
          <draw:frame draw:style-name="gr39" draw:text-style-name="P3" draw:layer="layout" svg:width="6.4cm" svg:height="5.4cm" svg:x="2.5cm" svg:y="3.2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4.7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4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1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6.8cm">
            <draw:text-box>
              <text:p text:style-name="P25"><text:span text:style-name="T8">4</text:span><text:span text:style-name="T8"><text:tab/></text:span><text:span text:style-name="T8">| Osaka Rubyist Meetup</text:span></text:p>
            </draw:text-box>
          </draw:frame>
          <draw:frame draw:style-name="gr28" draw:text-style-name="P14" draw:layer="layout" svg:width="5.6cm" svg:height="0.8cm" svg:x="2.9cm" svg:y="7.5cm">
            <draw:text-box>
              <text:p text:style-name="P11"><text:span text:style-name="T6">5</text:span><text:span text:style-name="T6"><text:tab/></text:span><text:span text:style-name="T6">| </text:span><text:span text:style-name="T6">ルビー勉強会</text:span></text:p>
            </draw:text-box>
          </draw:frame>
        </draw:g>
        <draw:frame draw:style-name="gr32" draw:text-style-name="P18" draw:layer="layout" svg:width="1.2cm" svg:height="0.65cm" svg:x="9.2cm" svg:y="3.632cm">
          <draw:text-box>
            <text:p><text:span text:style-name="T1">ルビ</text:span></text:p>
          </draw:text-box>
        </draw:frame>
        <draw:path draw:style-name="gr33" draw:text-style-name="P1" draw:layer="layout" svg:width="4.401cm" svg:height="0.792cm" draw:transform="rotate (1.00408791867234) translate (6.06791220587286cm 7.28868111264316cm)" svg:viewBox="0 0 4402 793" svg:d="M0 394c0 0 1074 383 1971-69 897-453 1787-545 2431 468">
          <text:p/>
        </draw:path>
        <draw:frame draw:style-name="gr34" draw:text-style-name="P19" draw:layer="layout" svg:width="7.3cm" svg:height="0.85cm" svg:x="3cm" svg:y="2.2cm">
          <draw:text-box>
            <text:p><text:span text:style-name="T7">tokenize by Bigram (N-gram) tokenizer</text:span></text:p>
          </draw:text-box>
        </draw:frame>
        <draw:frame draw:style-name="gr32" draw:text-style-name="P18" draw:layer="layout" svg:width="1.2cm" svg:height="0.65cm" svg:x="9.6cm" svg:y="4.448cm">
          <draw:text-box>
            <text:p><text:span text:style-name="T1">ビー</text:span></text:p>
          </draw:text-box>
        </draw:frame>
        <draw:frame draw:style-name="gr32" draw:text-style-name="P18" draw:layer="layout" svg:width="1.3cm" svg:height="0.65cm" svg:x="10.1cm" svg:y="5.298cm">
          <draw:text-box>
            <text:p><text:span text:style-name="T1">ー勉</text:span></text:p>
          </draw:text-box>
        </draw:frame>
        <draw:frame draw:style-name="gr32" draw:text-style-name="P18" draw:layer="layout" svg:width="1.3cm" svg:height="0.65cm" svg:x="10.5cm" svg:y="6.1cm">
          <draw:text-box>
            <text:p><text:span text:style-name="T1">勉強</text:span></text:p>
          </draw:text-box>
        </draw:frame>
        <draw:frame draw:style-name="gr32" draw:text-style-name="P18" draw:layer="layout" svg:width="1.3cm" svg:height="0.65cm" svg:x="10.9cm" svg:y="7cm">
          <draw:text-box>
            <text:p><text:span text:style-name="T1">強会</text:span></text:p>
          </draw:text-box>
        </draw:frame>
        <draw:path draw:style-name="gr33" draw:text-style-name="P1" draw:layer="layout" svg:width="3.872cm" svg:height="1.338cm" draw:transform="rotate (1.00408791867234) translate (6.19107970721055cm 7.348965190766cm)" svg:viewBox="0 0 3873 1339" svg:d="M0 218c0 0 1074 384 1971-69 897-452 1258 177 1902 1190">
          <text:p/>
        </draw:path>
        <draw:path draw:style-name="gr33" draw:text-style-name="P1" draw:layer="layout" svg:width="3.328cm" svg:height="1.94cm" draw:transform="rotate (1.00408791867234) translate (6.375cm 7.466cm)" svg:viewBox="0 0 3329 1941" svg:d="M0 0c0 0 920 392 1557 461s1127 468 1772 1480">
          <text:p/>
        </draw:path>
        <draw:path draw:style-name="gr33" draw:text-style-name="P1" draw:layer="layout" svg:width="2.956cm" svg:height="2.798cm" draw:transform="rotate (1.00408791867234) translate (6.351cm 7.392cm)" svg:viewBox="0 0 2957 2799" svg:d="M0 0c0 0 1055 928 1492 1242 437 315 821 545 1465 1557">
          <text:p/>
        </draw:path>
        <draw:path draw:style-name="gr33" draw:text-style-name="P1" draw:layer="layout" svg:width="2.307cm" svg:height="3.627cm" draw:transform="rotate (1.00408791867234) translate (6.5cm 7.4cm)" svg:viewBox="0 0 2308 3628" svg:d="M0 0c0 0 759 821 1219 1358 461 536 445 1257 1089 2270">
          <text:p/>
        </draw:path>
        <draw:g>
          <draw:frame draw:style-name="gr39" draw:text-style-name="P3" draw:layer="layout" svg:width="6.4cm" svg:height="5.4cm" svg:x="2.4cm" svg:y="10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8cm" svg:y="12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8cm" svg:y="12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8cm" svg:y="13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8cm" svg:y="11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8cm" svg:y="14.3cm">
            <draw:text-box>
              <text:p text:style-name="P25"><text:span text:style-name="T8">4</text:span><text:span text:style-name="T8"><text:tab/></text:span><text:span text:style-name="T8">| Osaka Rubyist Meetup</text:span></text:p>
            </draw:text-box>
          </draw:frame>
          <draw:frame draw:style-name="gr28" draw:text-style-name="P14" draw:layer="layout" svg:width="5.6cm" svg:height="0.8cm" svg:x="2.8cm" svg:y="15cm">
            <draw:text-box>
              <text:p text:style-name="P11"><text:span text:style-name="T6">5</text:span><text:span text:style-name="T6"><text:tab/></text:span><text:span text:style-name="T6">| </text:span><text:span text:style-name="T6">ルビー勉強会</text:span></text:p>
            </draw:text-box>
          </draw:frame>
        </draw:g>
        <draw:frame draw:style-name="gr32" draw:text-style-name="P18" draw:layer="layout" svg:width="1.6cm" svg:height="0.65cm" svg:x="9.1cm" svg:y="11.132cm">
          <draw:text-box>
            <text:p><text:span text:style-name="T1">ルビー</text:span></text:p>
          </draw:text-box>
        </draw:frame>
        <draw:path draw:style-name="gr33" draw:text-style-name="P1" draw:layer="layout" svg:width="4.401cm" svg:height="0.792cm" draw:transform="rotate (1.00408791867234) translate (5.96791220587286cm 14.7886811126432cm)" svg:viewBox="0 0 4402 793" svg:d="M0 394c0 0 1074 383 1971-69 897-453 1787-545 2431 468">
          <text:p/>
        </draw:path>
        <draw:frame draw:style-name="gr34" draw:text-style-name="P19" draw:layer="layout" svg:width="10.1cm" svg:height="1.081cm" svg:x="2.4cm" svg:y="9.5cm">
          <draw:text-box>
            <text:p><text:span text:style-name="T7">tokenize by MeCab tokenizer</text:span></text:p>
            <text:p><text:span text:style-name="T7">(major Japanese language morphological analysis engine)</text:span></text:p>
          </draw:text-box>
        </draw:frame>
        <draw:frame draw:style-name="gr32" draw:text-style-name="P18" draw:layer="layout" svg:width="1.8cm" svg:height="0.65cm" svg:x="9.5cm" svg:y="11.948cm">
          <draw:text-box>
            <text:p><text:span text:style-name="T1">勉強会</text:span></text:p>
          </draw:text-box>
        </draw:frame>
        <draw:path draw:style-name="gr33" draw:text-style-name="P1" draw:layer="layout" svg:width="3.872cm" svg:height="1.338cm" draw:transform="rotate (1.00408791867234) translate (6.09107970721055cm 14.848965190766cm)" svg:viewBox="0 0 3873 1339" svg:d="M0 218c0 0 1074 384 1971-69 897-452 1258 177 1902 1190">
          <text:p/>
        </draw:path>
      </draw:page>
      <draw:page draw:name="page7" draw:style-name="dp1" draw:master-page-name="標準">
        <draw:frame draw:style-name="gr40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1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3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4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4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6cm)" svg:viewBox="0 0 2051 1995" svg:d="M1737 0c1272 1689-1737 1995-1737 1995">
          <text:p/>
        </draw:path>
        <draw:frame draw:style-name="gr45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5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</draw:page>
      <draw:page draw:name="page8" draw:style-name="dp1" draw:master-page-name="標準">
        <draw:frame draw:style-name="gr40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1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3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4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4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6cm)" svg:viewBox="0 0 2051 1995" svg:d="M1737 0c1272 1689-1737 1995-1737 1995">
          <text:p/>
        </draw:path>
        <draw:frame draw:style-name="gr45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5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  <draw:frame draw:style-name="gr46" draw:text-style-name="P2" draw:layer="layout" svg:width="1.534cm" svg:height="0.7cm" svg:x="13.766cm" svg:y="7.4cm">
          <draw:text-box>
            <text:p text:style-name="P1"><text:span text:style-name="T1">Java</text:span></text:p>
          </draw:text-box>
        </draw:frame>
        <draw:frame draw:style-name="gr46" draw:text-style-name="P2" draw:layer="layout" svg:width="1.534cm" svg:height="0.7cm" svg:x="13.766cm" svg:y="8.8cm">
          <draw:text-box>
            <text:p text:style-name="P1"><text:span text:style-name="T1">Java</text:span></text:p>
          </draw:text-box>
        </draw:frame>
      </draw:page>
      <draw:page draw:name="page9" draw:style-name="dp1" draw:master-page-name="標準">
        <draw:frame draw:style-name="gr47" draw:text-style-name="P3" draw:layer="layout" svg:width="5.1cm" svg:height="2.5cm" svg:x="12.3cm" svg:y="5cm">
          <draw:text-box>
            <text:p text:style-name="P1"><text:span text:style-name="T3">Contents/Index Server</text:span></text:p>
          </draw:text-box>
        </draw:frame>
        <draw:frame draw:style-name="gr48" draw:text-style-name="P3" draw:layer="layout" svg:width="3.7cm" svg:height="1.3cm" svg:x="6.9cm" svg:y="5cm">
          <draw:text-box>
            <text:p text:style-name="P1"><text:span text:style-name="T3">Application Server</text:span></text:p>
          </draw:text-box>
        </draw:frame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9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custom-shape draw:style-name="gr50" draw:text-style-name="P26" draw:layer="layout" svg:width="5.1cm" svg:height="2cm" svg:x="9.3cm" svg:y="7.7cm">
          <text:p text:style-name="P6"><text:span text:style-name="T4">Groonga has both features</text:span></text:p>
          <text:p text:style-name="P6"><text:span text:style-name="T4"><text:s/></text:span><text:span text:style-name="T4">- Data store</text:span></text:p>
          <text:p text:style-name="P6"><text:span text:style-name="T4"><text:s/></text:span><text:span text:style-name="T4">- Fulltext search</text:span></text:p>
          <draw:enhanced-geometry svg:viewBox="0 0 21600 21600" draw:text-areas="800 800 20800 20800" draw:type="round-rectangular-callout" draw:modifiers="21794.7853362086 -10459.9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frame draw:style-name="gr51" draw:text-style-name="P3" draw:layer="layout" svg:width="9.6cm" svg:height="4.899cm" svg:x="12.3cm" svg:y="5.001cm">
          <draw:text-box>
            <text:p text:style-name="P1"><text:span text:style-name="T3">Contents/Index Server</text:span></text:p>
          </draw:text-box>
        </draw:frame>
        <draw:frame draw:style-name="gr48" draw:text-style-name="P3" draw:layer="layout" svg:width="3.7cm" svg:height="1.3cm" svg:x="6.9cm" svg:y="5.001cm">
          <draw:text-box>
            <text:p text:style-name="P1"><text:span text:style-name="T3">Application Server</text:span></text:p>
          </draw:text-box>
        </draw:frame>
        <draw:frame draw:style-name="gr42" draw:text-style-name="P4" draw:layer="layout" svg:width="1.7cm" svg:height="0.666cm" svg:x="3.4cm" svg:y="5.201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01cm" svg:x2="5.1cm" svg:y2="5.601cm">
          <text:p/>
        </draw:line>
        <draw:path draw:style-name="gr20" draw:text-style-name="P1" draw:layer="layout" svg:width="2.013cm" svg:height="3.607cm" draw:transform="skewX (0.556585498460992) rotate (-1.75981548478588) translate (14.1cm 6.7cm)" svg:viewBox="0 0 2014 3608" svg:d="M0 0c1685 1946 2014 3608 2014 3608">
          <text:p/>
        </draw:path>
        <draw:custom-shape draw:style-name="gr52" draw:text-style-name="P4" draw:layer="layout" svg:width="5cm" svg:height="1.7cm" svg:x="14.1cm" svg:y="5.9cm">
          <text:p text:style-name="P1"><text:span text:style-name="T1">MySQL\MariaDB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5cm" svg:height="1.7cm" svg:x="14.1cm" svg:y="7.8cm">
          <text:p text:style-name="P1"><text:span text:style-name="T1">PostgreSQL</text:span></text:p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631cm" svg:height="4.383cm" draw:transform="skewX (0.556585498460992) rotate (-1.75981548478588) translate (14.1cm 8.3cm)" svg:viewBox="0 0 1632 4384" svg:d="M0 0c1685 1946 1632 4384 1632 4384">
          <text:p/>
        </draw:path>
        <draw:frame draw:style-name="gr53" draw:text-style-name="P2" draw:layer="layout" svg:width="3.3cm" svg:height="1.2cm" svg:x="18.4cm" svg:y="6.1cm">
          <draw:text-box>
            <text:p text:style-name="P1"><text:span text:style-name="T1">Mroonga</text:span></text:p>
          </draw:text-box>
        </draw:frame>
        <draw:frame draw:style-name="gr53" draw:text-style-name="P2" draw:layer="layout" svg:width="3.3cm" svg:height="1.2cm" svg:x="18.3cm" svg:y="8cm">
          <draw:text-box>
            <text:p text:style-name="P1"><text:span text:style-name="T1">PGroonga</text:span></text:p>
          </draw:text-box>
        </draw:frame>
        <draw:frame draw:style-name="gr54" draw:text-style-name="P2" draw:layer="layout" svg:width="2.3cm" svg:height="0.6cm" svg:x="18.9cm" svg:y="8.5cm">
          <draw:text-box>
            <text:p text:style-name="P1"><text:span text:style-name="T1">libgroonga</text:span></text:p>
          </draw:text-box>
        </draw:frame>
        <draw:frame draw:style-name="gr55" draw:text-style-name="P2" draw:layer="layout" svg:width="2.4cm" svg:height="0.566cm" svg:x="18.9cm" svg:y="6.634cm">
          <draw:text-box>
            <text:p text:style-name="P1"><text:span text:style-name="T1">libgroonga</text:span></text:p>
          </draw:text-box>
        </draw:frame>
        <draw:custom-shape draw:style-name="gr50" draw:text-style-name="P2" draw:layer="layout" svg:width="4.9cm" svg:height="1.3cm" svg:x="11.8cm" svg:y="10cm">
          <text:p text:style-name="P1"><text:span text:style-name="T4">Transparent for DB users</text:span></text:p>
          <draw:enhanced-geometry svg:viewBox="0 0 21600 21600" draw:text-areas="800 800 20800 20800" draw:type="round-rectangular-callout" draw:modifiers="29154.050193838 -18893.7740199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" draw:layer="layout" svg:width="1.9cm" svg:height="1.3cm" svg:x="8.5cm" svg:y="8.2cm">
          <text:p text:style-name="P1"><text:span text:style-name="T4">SQL</text:span></text:p>
          <draw:enhanced-geometry svg:viewBox="0 0 21600 21600" draw:text-areas="800 800 20800 20800" draw:type="round-rectangular-callout" draw:modifiers="30155.9179379274 -12385.5495772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標準">
        <draw:frame draw:style-name="gr56" draw:text-style-name="P3" draw:layer="layout" svg:width="5.1cm" svg:height="4.2cm" svg:x="12.3cm" svg:y="5cm">
          <draw:text-box>
            <text:p text:style-name="P1"><text:span text:style-name="T3">Contents/Index Server</text:span></text:p>
          </draw:text-box>
        </draw:frame>
        <draw:frame draw:style-name="gr57" draw:text-style-name="P3" draw:layer="layout" svg:width="3.7cm" svg:height="2cm" svg:x="6.9cm" svg:y="5cm">
          <draw:text-box>
            <text:p text:style-name="P1"><text:span text:style-name="T3">Application Server</text:span></text:p>
          </draw:text-box>
        </draw:frame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9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58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54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58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54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9cm" svg:height="2.222cm" draw:transform="skewX (0.556585498460992) rotate (-1.75981548478588) translate (12.5236560620391cm 8.07634238184434cm)" svg:viewBox="0 0 590 2223" svg:d="M126 0c1112 1492-126 2223-126 22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2" draw:display-name="Gradient 2" draw:style="linear" draw:start-color="#ff950e" draw:end-color="#7e0021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Groonga" draw:style="linear" draw:start-color="#83caff" draw:end-color="#0084d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y" draw:style="linear" draw:start-color="#ffffff" draw:end-color="#cccccc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7T02:45:21.944163031</dc:date>
    <meta:editing-duration>PT18H11M49S</meta:editing-duration>
    <meta:editing-cycles>129</meta:editing-cycles>
    <meta:generator>LibreOffice/4.2.7.2$Linux_X86_64 LibreOffice_project/420m0$Build-2</meta:generator>
    <meta:document-statistic meta:object-count="299"/>
  </office:meta>
</office:document-meta>
</file>